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1cm" svg:stroke-color="#000000" draw:marker-start="Arrow" draw:marker-start-width="0.381cm" draw:marker-end="Arrow" draw:marker-end-width="0.381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objectwithoutfill">
      <style:graphic-properties draw:stroke="solid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Long_20_Dash" svg:stroke-width="0.051cm" svg:stroke-color="#0000ff" draw:marker-start-width="0.279cm" draw:marker-end-width="0.279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Long_20_Dash"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Dot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1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85cm" fo:min-width="0.465cm"/>
    </style:style>
    <style:style style:name="gr1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99cm" fo:min-width="0cm"/>
    </style:style>
    <style:style style:name="gr14" style:family="graphic" style:parent-style-name="standard">
      <style:graphic-properties draw:stroke="dash" draw:stroke-dash="Long_20_Dash" svg:stroke-width="0.051cm" svg:stroke-color="#000000" draw:marker-start-width="0.279cm" draw:marker-end-width="0.279cm" draw:fill="none" draw:textarea-horizontal-align="justify" draw:textarea-vertical-align="middle" draw:auto-grow-height="false" fo:min-height="5.916cm" fo:min-width="5.666cm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17cm" fo:min-width="12.2cm"/>
    </style:style>
    <style:style style:name="gr1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99cm" fo:min-width="0.29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6.685cm" fo:min-width="1.185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94cm"/>
      <style:paragraph-properties style:writing-mode="lr-tb"/>
    </style:style>
    <style:style style:name="gr20" style:family="graphic" style:parent-style-name="standard">
      <style:graphic-properties draw:stroke="dash" draw:stroke-dash="Dot" svg:stroke-width="0.051cm" svg:stroke-color="#000000" draw:marker-start-width="0.279cm" draw:marker-end-width="0.279cm" draw:fill="none" draw:textarea-horizontal-align="justify" draw:textarea-vertical-align="middle" draw:auto-grow-height="false" fo:min-height="7.32cm" fo:min-width="14.182cm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40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22pt"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Liberation Sans1" fo:font-size="40pt" style:font-name-asian="Liberation Sans1" style:font-size-asian="18pt" style:font-name-complex="Liberation Sans1" style:font-size-complex="18pt"/>
    </style:style>
    <style:style style:name="T2" style:family="text">
      <style:text-properties style:font-name="Liberation Sans1" fo:font-size="22pt" style:font-name-asian="Liberation Sans1" style:font-size-asian="18pt" style:font-name-complex="Liberation Sans1" style:font-size-complex="18pt"/>
    </style:style>
    <style:style style:name="T3" style:family="text">
      <style:text-properties style:text-position="-8% 58%" style:font-name="Liberation Sans1" fo:font-size="22pt" style:font-name-asian="Liberation Sans1" style:font-size-asian="18pt" style:font-name-complex="Liberation Sans1" style:font-size-complex="18pt"/>
    </style:style>
    <style:style style:name="T4" style:family="text">
      <style:text-properties style:text-position="sub 58%" style:font-name="Liberation Sans1" fo:font-size="22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0.442cm" svg:y1="9.915cm" svg:x2="18.148cm" svg:y2="7.62cm">
          <text:p/>
        </draw:line>
        <draw:line draw:style-name="gr1" draw:text-style-name="P1" draw:layer="layout" svg:x1="20.439cm" svg:y1="9.879cm" svg:x2="18.252cm" svg:y2="12.065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1" draw:text-style-name="P1" draw:layer="layout" svg:x1="8.048cm" svg:y1="6.567cm" svg:x2="6.58cm" svg:y2="6.567cm">
          <text:p/>
        </draw:line>
        <draw:line draw:style-name="gr1" draw:text-style-name="P1" draw:layer="layout" svg:x1="8.048cm" svg:y1="13.267cm" svg:x2="6.58cm" svg:y2="13.267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5" draw:text-style-name="P2" draw:layer="layout" svg:x1="18.234cm" svg:y1="6.849cm" svg:x2="20.32cm" svg:y2="6.849cm">
          <text:p/>
        </draw:line>
        <draw:frame draw:style-name="gr6" draw:text-style-name="P5" draw:layer="layout" svg:width="1.905cm" svg:height="1.27cm" svg:x="18.434cm" svg:y="5.444cm">
          <draw:text-box>
            <text:p text:style-name="P2"><text:span text:style-name="T2">w.d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7" draw:text-style-name="P1" draw:layer="layout" svg:x1="20.367cm" svg:y1="13.267cm" svg:x2="20.367cm" svg:y2="6.567cm">
          <text:p/>
        </draw:line>
        <draw:line draw:style-name="gr7" draw:text-style-name="P1" draw:layer="layout" svg:x1="19.967cm" svg:y1="13.267cm" svg:x2="19.967cm" svg:y2="6.567cm">
          <text:p/>
        </draw:line>
        <draw:line draw:style-name="gr5" draw:text-style-name="P2" draw:layer="layout" svg:x1="18.334cm" svg:y1="6.849cm" svg:x2="19.858cm" svg:y2="6.849cm">
          <text:p/>
        </draw:line>
        <draw:frame draw:style-name="gr6" draw:text-style-name="P5" draw:layer="layout" svg:width="1.905cm" svg:height="1.27cm" svg:x="18.234cm" svg:y="5.444cm">
          <draw:text-box>
            <text:p text:style-name="P2"><text:span text:style-name="T2">w.d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7" draw:text-style-name="P1" draw:layer="layout" svg:x1="20.367cm" svg:y1="13.267cm" svg:x2="20.367cm" svg:y2="6.567cm">
          <text:p/>
        </draw:line>
        <draw:line draw:style-name="gr7" draw:text-style-name="P1" draw:layer="layout" svg:x1="19.967cm" svg:y1="13.267cm" svg:x2="19.967cm" svg:y2="6.567cm">
          <text:p/>
        </draw:line>
        <draw:frame draw:style-name="gr6" draw:text-style-name="P5" draw:layer="layout" svg:width="1.905cm" svg:height="1.27cm" svg:x="18.234cm" svg:y="5.744cm">
          <draw:text-box>
            <text:p text:style-name="P2"><text:span text:style-name="T2">n</text:span><text:span text:style-name="T3">i</text:span></text:p>
          </draw:text-box>
        </draw:frame>
        <draw:frame draw:style-name="gr6" draw:text-style-name="P5" draw:layer="layout" svg:width="1.905cm" svg:height="1.27cm" svg:x="20.435cm" svg:y="5.744cm">
          <draw:text-box>
            <text:p text:style-name="P2"><text:span text:style-name="T2">n</text:span><text:span text:style-name="T3">s</text:span></text:p>
          </draw:text-box>
        </draw:frame>
        <draw:line draw:style-name="gr5" draw:text-style-name="P2" draw:layer="layout" svg:x1="18.335cm" svg:y1="13.145cm" svg:x2="19.859cm" svg:y2="13.145cm">
          <text:p/>
        </draw:line>
        <draw:frame draw:style-name="gr6" draw:text-style-name="P5" draw:layer="layout" svg:width="1.905cm" svg:height="1.27cm" svg:x="18.235cm" svg:y="11.74cm">
          <draw:text-box>
            <text:p text:style-name="P2"><text:span text:style-name="T2">w.d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7" draw:text-style-name="P1" draw:layer="layout" svg:x1="20.367cm" svg:y1="13.267cm" svg:x2="20.367cm" svg:y2="6.567cm">
          <text:p/>
        </draw:line>
        <draw:line draw:style-name="gr7" draw:text-style-name="P1" draw:layer="layout" svg:x1="19.967cm" svg:y1="13.267cm" svg:x2="19.967cm" svg:y2="6.567cm">
          <text:p/>
        </draw:line>
        <draw:frame draw:style-name="gr6" draw:text-style-name="P5" draw:layer="layout" svg:width="1.905cm" svg:height="1.27cm" svg:x="18.234cm" svg:y="5.744cm">
          <draw:text-box>
            <text:p text:style-name="P2"><text:span text:style-name="T2">V</text:span><text:span text:style-name="T3">i</text:span></text:p>
          </draw:text-box>
        </draw:frame>
        <draw:frame draw:style-name="gr6" draw:text-style-name="P5" draw:layer="layout" svg:width="1.905cm" svg:height="1.27cm" svg:x="20.435cm" svg:y="5.744cm">
          <draw:text-box>
            <text:p text:style-name="P2"><text:span text:style-name="T2">V</text:span><text:span text:style-name="T3">s</text:span></text:p>
          </draw:text-box>
        </draw:frame>
        <draw:line draw:style-name="gr5" draw:text-style-name="P2" draw:layer="layout" svg:x1="18.335cm" svg:y1="13.145cm" svg:x2="19.859cm" svg:y2="13.145cm">
          <text:p/>
        </draw:line>
        <draw:frame draw:style-name="gr6" draw:text-style-name="P5" draw:layer="layout" svg:width="1.905cm" svg:height="1.27cm" svg:x="18.235cm" svg:y="11.74cm">
          <draw:text-box>
            <text:p text:style-name="P2"><text:span text:style-name="T2">w.d.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1" draw:text-style-name="P1" draw:layer="layout" svg:x1="20.442cm" svg:y1="9.915cm" svg:x2="18.148cm" svg:y2="7.62cm">
          <text:p/>
        </draw:line>
        <draw:line draw:style-name="gr1" draw:text-style-name="P1" draw:layer="layout" svg:x1="20.439cm" svg:y1="9.879cm" svg:x2="18.252cm" svg:y2="12.065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1" draw:text-style-name="P1" draw:layer="layout" svg:x1="8.048cm" svg:y1="6.567cm" svg:x2="6.58cm" svg:y2="6.567cm">
          <text:p/>
        </draw:line>
        <draw:line draw:style-name="gr1" draw:text-style-name="P1" draw:layer="layout" svg:x1="8.048cm" svg:y1="13.267cm" svg:x2="6.58cm" svg:y2="13.267cm">
          <text:p/>
        </draw:line>
        <draw:line draw:style-name="gr5" draw:text-style-name="P2" draw:layer="layout" svg:x1="21.055cm" svg:y1="6.015cm" svg:x2="19.885cm" svg:y2="6.015cm">
          <text:p/>
        </draw:line>
        <draw:frame draw:style-name="gr3" draw:text-style-name="P3" draw:layer="layout" svg:width="2.54cm" svg:height="1.987cm" svg:x="19.199cm" svg:y="4.164cm">
          <draw:text-box>
            <text:p text:style-name="P2"><text:span text:style-name="T1">c</text:span></text:p>
          </draw:text-box>
        </draw:frame>
        <draw:line draw:style-name="gr8" draw:text-style-name="P1" draw:layer="layout" svg:x1="20.043cm" svg:y1="9.915cm" svg:x2="18.148cm" svg:y2="8.018cm">
          <text:p/>
        </draw:line>
        <draw:line draw:style-name="gr8" draw:text-style-name="P1" draw:layer="layout" svg:x1="20.04cm" svg:y1="9.879cm" svg:x2="18.18cm" svg:y2="11.737cm">
          <text:p/>
        </draw:line>
        <draw:line draw:style-name="gr8" draw:text-style-name="P1" draw:layer="layout" svg:x1="20.068cm" svg:y1="13.267cm" svg:x2="20.068cm" svg:y2="6.567cm">
          <text:p/>
        </draw:line>
        <draw:line draw:style-name="gr8" draw:text-style-name="P1" draw:layer="layout" svg:x1="8.047cm" svg:y1="6.528cm" svg:x2="6.579cm" svg:y2="6.528cm">
          <text:p/>
        </draw:line>
        <draw:line draw:style-name="gr8" draw:text-style-name="P1" draw:layer="layout" svg:x1="8.047cm" svg:y1="13.233cm" svg:x2="6.579cm" svg:y2="13.233cm">
          <text:p/>
        </draw:line>
        <draw:line draw:style-name="gr9" draw:text-style-name="P1" draw:layer="layout" svg:x1="20.844cm" svg:y1="9.915cm" svg:x2="18.18cm" svg:y2="7.25cm">
          <text:p/>
        </draw:line>
        <draw:line draw:style-name="gr9" draw:text-style-name="P1" draw:layer="layout" svg:x1="20.844cm" svg:y1="9.876cm" svg:x2="18.219cm" svg:y2="12.5cm">
          <text:p/>
        </draw:line>
        <draw:line draw:style-name="gr9" draw:text-style-name="P1" draw:layer="layout" svg:x1="20.869cm" svg:y1="13.267cm" svg:x2="20.869cm" svg:y2="6.567cm">
          <text:p/>
        </draw:line>
        <draw:line draw:style-name="gr9" draw:text-style-name="P1" draw:layer="layout" svg:x1="8.047cm" svg:y1="6.604cm" svg:x2="6.579cm" svg:y2="6.604cm">
          <text:p/>
        </draw:line>
        <draw:line draw:style-name="gr9" draw:text-style-name="P1" draw:layer="layout" svg:x1="8.047cm" svg:y1="13.31cm" svg:x2="6.579cm" svg:y2="13.31cm">
          <text:p/>
        </draw:lin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line draw:style-name="gr1" draw:text-style-name="P1" draw:layer="layout" svg:x1="20.442cm" svg:y1="9.915cm" svg:x2="18.148cm" svg:y2="7.62cm">
          <text:p/>
        </draw:line>
        <draw:line draw:style-name="gr1" draw:text-style-name="P1" draw:layer="layout" svg:x1="20.439cm" svg:y1="9.879cm" svg:x2="18.252cm" svg:y2="12.065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1" draw:text-style-name="P1" draw:layer="layout" svg:x1="8.048cm" svg:y1="6.567cm" svg:x2="6.58cm" svg:y2="6.567cm">
          <text:p/>
        </draw:line>
        <draw:line draw:style-name="gr1" draw:text-style-name="P1" draw:layer="layout" svg:x1="8.048cm" svg:y1="13.267cm" svg:x2="6.58cm" svg:y2="13.267cm">
          <text:p/>
        </draw:line>
        <draw:path draw:style-name="gr10" draw:text-style-name="P1" draw:layer="layout" svg:width="6.794cm" svg:height="1.619cm" draw:transform="rotate (-1.33674767410246) translate (20.0850000002194cm 6.44999999994769cm)" svg:viewBox="0 0 6795 1620" svg:d="M0 0c3264 0 6795 1620 6795 1620">
          <text:p/>
        </draw:path>
        <draw:line draw:style-name="gr5" draw:text-style-name="P2" draw:layer="layout" svg:x1="20.762cm" svg:y1="6.015cm" svg:x2="19.785cm" svg:y2="6.015cm">
          <text:p/>
        </draw:line>
        <draw:frame draw:style-name="gr3" draw:text-style-name="P3" draw:layer="layout" svg:width="2.54cm" svg:height="1.987cm" svg:x="18.999cm" svg:y="4.164cm">
          <draw:text-box>
            <text:p text:style-name="P2"><text:span text:style-name="T1">c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frame draw:style-name="gr6" draw:text-style-name="P5" draw:layer="layout" svg:width="1.905cm" svg:height="1.27cm" svg:x="18.533cm" svg:y="5.744cm">
          <draw:text-box>
            <text:p text:style-name="P2"><text:span text:style-name="T2">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frame draw:style-name="gr6" draw:text-style-name="P5" draw:layer="layout" svg:width="1.905cm" svg:height="1.27cm" svg:x="18.533cm" svg:y="5.744cm">
          <draw:text-box>
            <text:p text:style-name="P2"><text:span text:style-name="T2">n</text:span></text:p>
          </draw:text-box>
        </draw:frame>
        <draw:line draw:style-name="gr5" draw:text-style-name="P2" draw:layer="layout" svg:x1="22.955cm" svg:y1="12.065cm" svg:x2="22.955cm" svg:y2="7.62cm">
          <text:p/>
        </draw:line>
        <draw:frame draw:style-name="gr11" draw:text-style-name="P5" draw:layer="layout" svg:width="2.239cm" svg:height="1.445cm" svg:x="22.943cm" svg:y="9.251cm">
          <draw:text-box>
            <text:p text:style-name="P2"><text:span text:style-name="T2">FOV</text:span></text:p>
          </draw:text-box>
        </draw:frame>
        <draw:custom-shape draw:style-name="gr12" draw:text-style-name="P7" draw:layer="layout" svg:width="0.965cm" svg:height="0.635cm" svg:x="20.025cm" svg:y="9.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65cm" svg:height="0.635cm" svg:x="20.025cm" svg:y="10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65cm" svg:height="0.635cm" svg:x="20.025cm" svg:y="11.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65cm" svg:height="0.635cm" svg:x="20.025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65cm" svg:height="0.635cm" svg:x="20.025cm" svg:y="7.9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9.834cm" svg:y1="7.649cm" svg:x2="21.104cm" svg:y2="7.649cm">
          <text:p/>
        </draw:line>
        <draw:line draw:style-name="gr5" draw:text-style-name="P2" draw:layer="layout" svg:x1="21.286cm" svg:y1="7.895cm" svg:x2="21.286cm" svg:y2="8.759cm">
          <text:p/>
        </draw:line>
        <draw:frame draw:style-name="gr6" draw:text-style-name="P5" draw:layer="layout" svg:width="1.905cm" svg:height="1.27cm" svg:x="21.074cm" svg:y="7.78cm">
          <draw:text-box>
            <text:p text:style-name="P2"><text:span text:style-name="T2">r</text:span><text:span text:style-name="T3">px</text:span></text:p>
          </draw:text-box>
        </draw:frame>
        <draw:frame draw:style-name="gr6" draw:text-style-name="P5" draw:layer="layout" svg:width="1.905cm" svg:height="1.27cm" svg:x="20.175cm" svg:y="6.48cm">
          <draw:text-box>
            <text:p text:style-name="P2"><text:span text:style-name="T2">z</text:span><text:span text:style-name="T3">px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line draw:style-name="gr1" draw:text-style-name="P1" draw:layer="layout" svg:x1="20.467cm" svg:y1="9.853cm" svg:x2="18.253cm" svg:y2="12.065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20.364cm" svg:y1="9.888cm" svg:x2="3.81cm" svg:y2="9.888cm">
          <text:p/>
        </draw:line>
        <draw:line draw:style-name="gr1" draw:text-style-name="P1" draw:layer="layout" svg:x1="20.467cm" svg:y1="13.267cm" svg:x2="20.467cm" svg:y2="6.567cm">
          <text:p/>
        </draw:line>
        <draw:path draw:style-name="gr2" draw:text-style-name="P1" draw:layer="layout" svg:width="1.089cm" svg:height="0.619cm" draw:transform="skewX (-0.00174532925199433) rotate (1.53379534665262) translate (18.5071043359197cm 9.81567936544724cm)" svg:viewBox="0 0 1090 620" svg:d="M0 0c778-2 1090 620 1090 620">
          <text:p/>
        </draw:path>
        <draw:frame draw:style-name="gr6" draw:text-style-name="P5" draw:layer="layout" svg:width="1.905cm" svg:height="1.27cm" svg:x="18.232cm" svg:y="8.744cm">
          <draw:text-box>
            <text:p text:style-name="P2"><text:span text:style-name="T2">ᵞ</text:span><text:span text:style-name="T3">o</text:span></text:p>
          </draw:text-box>
        </draw:frame>
        <draw:frame draw:style-name="gr6" draw:text-style-name="P5" draw:layer="layout" svg:width="1.905cm" svg:height="1.27cm" svg:x="3.47cm" svg:y="5.38cm">
          <draw:text-box>
            <text:p text:style-name="P2"><text:span text:style-name="T2">n</text:span><text:span text:style-name="T4">i</text:span></text:p>
          </draw:text-box>
        </draw:frame>
        <draw:frame draw:style-name="gr6" draw:text-style-name="P5" draw:layer="layout" svg:width="1.905cm" svg:height="1.27cm" svg:x="4.033cm" svg:y="8.857cm">
          <draw:text-box>
            <text:p text:style-name="P2"><text:span text:style-name="T2">ᵞ</text:span><text:span text:style-name="T3">i</text:span></text:p>
          </draw:text-box>
        </draw:frame>
        <draw:frame draw:style-name="gr6" draw:text-style-name="P5" draw:layer="layout" svg:width="1.905cm" svg:height="1.27cm" svg:x="2.735cm" svg:y="13.457cm">
          <draw:text-box>
            <text:p text:style-name="P2"><text:span text:style-name="T2">P</text:span><text:span text:style-name="T4">i</text:span></text:p>
          </draw:text-box>
        </draw:frame>
        <draw:frame draw:style-name="gr6" draw:text-style-name="P5" draw:layer="layout" svg:width="1.905cm" svg:height="1.27cm" svg:x="19.636cm" svg:y="13.457cm">
          <draw:text-box>
            <text:p text:style-name="P2"><text:span text:style-name="T2">P</text:span><text:span text:style-name="T4">o</text:span></text:p>
          </draw:text-box>
        </draw:frame>
        <draw:custom-shape draw:style-name="gr13" draw:text-style-name="P7" draw:layer="layout" svg:width="0.635cm" svg:height="0.635cm" svg:x="20.146cm" svg:y="8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443cm" svg:y1="8.815cm" svg:x2="18.149cm" svg:y2="6.52cm">
          <text:p/>
        </draw:line>
        <draw:line draw:style-name="gr1" draw:text-style-name="P1" draw:layer="layout" svg:x1="20.442cm" svg:y1="8.778cm" svg:x2="18.181cm" svg:y2="11.036cm">
          <text:p/>
        </draw:line>
        <draw:custom-shape draw:style-name="gr13" draw:text-style-name="P7" draw:layer="layout" svg:width="0.635cm" svg:height="0.635cm" svg:x="3.347cm" svg:y="7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048cm" svg:y1="6.567cm" svg:x2="3.648cm" svg:y2="9.855cm">
          <text:p/>
        </draw:line>
        <draw:line draw:style-name="gr5" draw:text-style-name="P2" draw:layer="layout" svg:x1="3.048cm" svg:y1="7.427cm" svg:x2="3.048cm" svg:y2="9.925cm">
          <text:p/>
        </draw:line>
        <draw:frame draw:style-name="gr6" draw:text-style-name="P5" draw:layer="layout" svg:width="1.905cm" svg:height="1.27cm" svg:x="1.471cm" svg:y="7.88cm">
          <draw:text-box>
            <text:p text:style-name="P2"><text:span text:style-name="T2">y</text:span><text:span text:style-name="T4">i</text:span></text:p>
          </draw:text-box>
        </draw:frame>
        <draw:frame draw:style-name="gr6" draw:text-style-name="P5" draw:layer="layout" svg:width="1.905cm" svg:height="1.27cm" svg:x="21.072cm" svg:y="8.58cm">
          <draw:text-box>
            <text:p text:style-name="P2"><text:span text:style-name="T2">y</text:span><text:span text:style-name="T4">o</text:span></text:p>
          </draw:text-box>
        </draw:frame>
        <draw:line draw:style-name="gr5" draw:text-style-name="P2" draw:layer="layout" svg:x1="21.248cm" svg:y1="8.58cm" svg:x2="21.248cm" svg:y2="9.926cm">
          <text:p/>
        </draw:line>
        <draw:frame draw:style-name="gr6" draw:text-style-name="P5" draw:layer="layout" svg:width="1.905cm" svg:height="1.27cm" svg:x="2.036cm" svg:y="6.257cm">
          <draw:text-box>
            <text:p text:style-name="P2"><text:span text:style-name="T2">p</text:span><text:span text:style-name="T4">i1</text:span></text:p>
          </draw:text-box>
        </draw:frame>
        <draw:frame draw:style-name="gr6" draw:text-style-name="P5" draw:layer="layout" svg:width="1.905cm" svg:height="1.27cm" svg:x="20.237cm" svg:y="7.357cm">
          <draw:text-box>
            <text:p text:style-name="P2"><text:span text:style-name="T2">p</text:span><text:span text:style-name="T4">o1</text:span></text:p>
          </draw:text-box>
        </draw:frame>
        <draw:custom-shape draw:style-name="gr13" draw:text-style-name="P7" draw:layer="layout" svg:width="0.635cm" svg:height="0.635cm" svg:x="3.348cm" svg:y="9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635cm" svg:height="0.635cm" svg:x="20.148cm" svg:y="9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443cm" svg:y1="9.816cm" svg:x2="18.149cm" svg:y2="7.521cm">
          <text:p/>
        </draw:line>
        <draw:line draw:style-name="gr1" draw:text-style-name="P1" draw:layer="layout" svg:x1="8.048cm" svg:y1="13.335cm" svg:x2="3.648cm" svg:y2="9.955cm">
          <text:p/>
        </draw:line>
        <draw:frame draw:style-name="gr6" draw:text-style-name="P5" draw:layer="layout" svg:width="1.905cm" svg:height="1.27cm" svg:x="20.238cm" svg:y="10.057cm">
          <draw:text-box>
            <text:p text:style-name="P2"><text:span text:style-name="T2">p</text:span><text:span text:style-name="T4">o0</text:span></text:p>
          </draw:text-box>
        </draw:frame>
        <draw:path draw:style-name="gr2" draw:text-style-name="P1" draw:layer="layout" svg:width="0.861cm" svg:height="0.5cm" draw:transform="skewX (-0.00418879020478626) rotate (-0.699527964199328) translate (5.19996151845883cm 8.80243115735938cm)" svg:viewBox="0 0 862 501" svg:d="M0 0c616 0 862 501 862 501">
          <text:p/>
        </draw:path>
        <draw:line draw:style-name="gr1" draw:text-style-name="P1" draw:layer="layout" svg:x1="8.048cm" svg:y1="4.367cm" svg:x2="3.648cm" svg:y2="7.655cm">
          <text:p/>
        </draw:line>
        <draw:line draw:style-name="gr1" draw:text-style-name="P1" draw:layer="layout" svg:x1="8.048cm" svg:y1="10.835cm" svg:x2="3.648cm" svg:y2="7.455cm">
          <text:p/>
        </draw:line>
        <draw:frame draw:style-name="gr6" draw:text-style-name="P5" draw:layer="layout" svg:width="1.905cm" svg:height="1.27cm" svg:x="2.039cm" svg:y="9.857cm">
          <draw:text-box>
            <text:p text:style-name="P2"><text:span text:style-name="T2">p</text:span><text:span text:style-name="T4">i0</text:span></text:p>
          </draw:text-box>
        </draw:frame>
        <draw:line draw:style-name="gr5" draw:text-style-name="P2" draw:layer="layout" svg:x1="8.448cm" svg:y1="6.742cm" svg:x2="8.448cm" svg:y2="9.688cm">
          <text:p/>
        </draw:line>
        <draw:frame draw:style-name="gr6" draw:text-style-name="P5" draw:layer="layout" svg:width="1.905cm" svg:height="1.27cm" svg:x="8.133cm" svg:y="7.544cm">
          <draw:text-box>
            <text:p text:style-name="P2"><text:span text:style-name="T2">h</text:span><text:span text:style-name="T4">i</text:span></text:p>
          </draw:text-box>
        </draw:frame>
        <draw:line draw:style-name="gr1" draw:text-style-name="P1" draw:layer="layout" svg:x1="3.667cm" svg:y1="13.267cm" svg:x2="3.667cm" svg:y2="6.567cm">
          <text:p/>
        </draw:line>
        <draw:line draw:style-name="gr5" draw:text-style-name="P2" draw:layer="layout" svg:x1="3.71cm" svg:y1="11.235cm" svg:x2="7.948cm" svg:y2="11.235cm">
          <text:p/>
        </draw:line>
        <draw:frame draw:style-name="gr6" draw:text-style-name="P5" draw:layer="layout" svg:width="1.905cm" svg:height="1.27cm" svg:x="4.834cm" svg:y="10.144cm">
          <draw:text-box>
            <text:p text:style-name="P2"><text:span text:style-name="T2">-d</text:span><text:span text:style-name="T4">i</text:span></text:p>
          </draw:text-box>
        </draw:frame>
        <draw:frame draw:style-name="gr6" draw:text-style-name="P5" draw:layer="layout" svg:width="1.905cm" svg:height="1.27cm" svg:x="18.534cm" svg:y="5.744cm">
          <draw:text-box>
            <text:p text:style-name="P2"><text:span text:style-name="T2">n</text:span><text:span text:style-name="T3">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g>
          <draw:custom-shape draw:style-name="gr14" draw:text-style-name="P1" draw:layer="layout" svg:width="8.79cm" svg:height="8.79cm" draw:transform="rotate (-1.5707963267949) translate (24.17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2.7cm" svg:height="7.42cm" draw:transform="rotate (-1.5707963267949) translate (24.387cm 3.767cm)">
            <text:p/>
            <draw:enhanced-geometry svg:viewBox="0 0 21600 21600" draw:type="rectangle" draw:enhanced-path="M 0 0 L 21600 0 21600 21600 0 21600 0 0 Z N"/>
          </draw:custom-shape>
        </draw:g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17.067cm" svg:y1="13.267cm" svg:x2="17.067cm" svg:y2="6.567cm">
          <text:p/>
        </draw:line>
        <draw:line draw:style-name="gr1" draw:text-style-name="P1" draw:layer="layout" svg:x1="20.467cm" svg:y1="13.267cm" svg:x2="20.467cm" svg:y2="6.567cm">
          <text:p/>
        </draw:line>
        <draw:line draw:style-name="gr1" draw:text-style-name="P1" draw:layer="layout" svg:x1="15.367cm" svg:y1="13.267cm" svg:x2="15.3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5" draw:text-style-name="P2" draw:layer="layout" svg:x1="15.37cm" svg:y1="13.94cm" svg:x2="20.45cm" svg:y2="13.94cm">
          <text:p/>
        </draw:line>
        <draw:line draw:style-name="gr5" draw:text-style-name="P2" draw:layer="layout" svg:x1="5.747cm" svg:y1="6.642cm" svg:x2="5.747cm" svg:y2="13.235cm">
          <text:p/>
        </draw:line>
        <draw:frame draw:style-name="gr3" draw:text-style-name="P5" draw:layer="layout" svg:width="2.093cm" svg:height="1.987cm" svg:x="3.645cm" svg:y="7.544cm">
          <draw:text-box>
            <text:p text:style-name="P2"><text:span text:style-name="T2">D</text:span><text:span text:style-name="T4">BFP</text:span></text:p>
          </draw:text-box>
        </draw:frame>
        <draw:frame draw:style-name="gr6" draw:text-style-name="P5" draw:layer="layout" svg:width="1.905cm" svg:height="1.27cm" svg:x="18.533cm" svg:y="5.744cm">
          <draw:text-box>
            <text:p text:style-name="P2"><text:span text:style-name="T2">n</text:span></text:p>
          </draw:text-box>
        </draw:frame>
        <draw:frame draw:style-name="gr6" draw:text-style-name="P5" draw:layer="layout" svg:width="1.905cm" svg:height="1.27cm" svg:x="17.334cm" svg:y="14.044cm">
          <draw:text-box>
            <text:p text:style-name="P2"><text:span text:style-name="T2">f</text:span></text:p>
          </draw:text-box>
        </draw:frame>
        <draw:line draw:style-name="gr1" draw:text-style-name="P1" draw:layer="layout" svg:x1="17.068cm" svg:y1="6.567cm" svg:x2="6.351cm" svg:y2="6.567cm">
          <text:p/>
        </draw:line>
        <draw:line draw:style-name="gr5" draw:text-style-name="P2" draw:layer="layout" svg:x1="8.449cm" svg:y1="6.742cm" svg:x2="8.449cm" svg:y2="9.688cm">
          <text:p/>
        </draw:line>
        <draw:frame draw:style-name="gr6" draw:text-style-name="P5" draw:layer="layout" svg:width="1.905cm" svg:height="1.27cm" svg:x="8.134cm" svg:y="7.544cm">
          <draw:text-box>
            <text:p text:style-name="P2"><text:span text:style-name="T2">h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g>
          <draw:custom-shape draw:style-name="gr14" draw:text-style-name="P1" draw:layer="layout" svg:width="8.79cm" svg:height="8.79cm" draw:transform="rotate (-1.5707963267949) translate (24.17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2.7cm" svg:height="7.42cm" draw:transform="rotate (-1.5707963267949) translate (24.387cm 3.767cm)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17.067cm" svg:y1="13.267cm" svg:x2="17.067cm" svg:y2="6.567cm">
          <text:p/>
        </draw:line>
        <draw:line draw:style-name="gr1" draw:text-style-name="P1" draw:layer="layout" svg:x1="20.467cm" svg:y1="13.267cm" svg:x2="20.467cm" svg:y2="6.567cm">
          <text:p/>
        </draw:line>
        <draw:line draw:style-name="gr5" draw:text-style-name="P2" draw:layer="layout" svg:x1="8.17cm" svg:y1="13.74cm" svg:x2="10.507cm" svg:y2="13.74cm">
          <text:p/>
        </draw:line>
        <draw:frame draw:style-name="gr6" draw:text-style-name="P5" draw:layer="layout" svg:width="1.905cm" svg:height="1.27cm" svg:x="8.434cm" svg:y="13.744cm">
          <draw:text-box>
            <text:p text:style-name="P2"><text:span text:style-name="T2">?</text:span></text:p>
          </draw:text-box>
        </draw:frame>
        <draw:line draw:style-name="gr1" draw:text-style-name="P1" draw:layer="layout" svg:x1="20.364cm" svg:y1="6.488cm" svg:x2="17.145cm" svg:y2="6.488cm">
          <text:p/>
        </draw:line>
        <draw:line draw:style-name="gr1" draw:text-style-name="P1" draw:layer="layout" svg:x1="6.35cm" svg:y1="12.145cm" svg:x2="17.046cm" svg:y2="6.588cm">
          <text:p/>
        </draw:line>
        <draw:line draw:style-name="gr1" draw:text-style-name="P1" draw:layer="layout" svg:x1="6.35cm" svg:y1="7.559cm" svg:x2="16.967cm" svg:y2="13.249cm">
          <text:p/>
        </draw:line>
        <draw:line draw:style-name="gr1" draw:text-style-name="P1" draw:layer="layout" svg:x1="20.365cm" svg:y1="13.388cm" svg:x2="17.146cm" svg:y2="13.388cm">
          <text:p/>
        </draw:line>
        <draw:line draw:style-name="gr1" draw:text-style-name="P1" draw:layer="layout" svg:x1="10.667cm" svg:y1="13.267cm" svg:x2="10.667cm" svg:y2="6.567cm">
          <text:p/>
        </draw:line>
        <draw:line draw:style-name="gr5" draw:text-style-name="P2" draw:layer="layout" svg:x1="10.243cm" svg:y1="6.643cm" svg:x2="10.243cm" svg:y2="13.236cm">
          <text:p/>
        </draw:line>
        <draw:frame draw:style-name="gr3" draw:text-style-name="P5" draw:layer="layout" svg:width="2.093cm" svg:height="1.987cm" svg:x="8.141cm" svg:y="7.545cm">
          <draw:text-box>
            <text:p text:style-name="P2"><text:span text:style-name="T2">D</text:span><text:span text:style-name="T4">BFP</text:span></text:p>
          </draw:text-box>
        </draw:frame>
        <draw:frame draw:style-name="gr3" draw:text-style-name="P3" draw:layer="layout" svg:width="2.54cm" svg:height="1.987cm" svg:x="21.145cm" svg:y="8.891cm">
          <draw:text-box>
            <text:p text:style-name="P2"><text:span text:style-name="T1">∞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g>
          <draw:custom-shape draw:style-name="gr14" draw:text-style-name="P1" draw:layer="layout" svg:width="8.79cm" svg:height="8.79cm" draw:transform="rotate (-1.5707963267949) translate (24.17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2.7cm" svg:height="7.42cm" draw:transform="rotate (-1.5707963267949) translate (24.387cm 3.767cm)">
            <text:p/>
            <draw:enhanced-geometry svg:viewBox="0 0 21600 21600" draw:type="rectangle" draw:enhanced-path="M 0 0 L 21600 0 21600 21600 0 21600 0 0 Z N"/>
          </draw:custom-shape>
        </draw:g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17.067cm" svg:y1="13.267cm" svg:x2="17.067cm" svg:y2="6.567cm">
          <text:p/>
        </draw:line>
        <draw:line draw:style-name="gr1" draw:text-style-name="P1" draw:layer="layout" svg:x1="20.467cm" svg:y1="13.267cm" svg:x2="20.467cm" svg:y2="6.567cm">
          <text:p/>
        </draw:line>
        <draw:line draw:style-name="gr1" draw:text-style-name="P1" draw:layer="layout" svg:x1="15.367cm" svg:y1="13.267cm" svg:x2="15.3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5" draw:text-style-name="P2" draw:layer="layout" svg:x1="15.37cm" svg:y1="13.94cm" svg:x2="20.45cm" svg:y2="13.94cm">
          <text:p/>
        </draw:line>
        <draw:frame draw:style-name="gr6" draw:text-style-name="P5" draw:layer="layout" svg:width="1.905cm" svg:height="1.27cm" svg:x="18.533cm" svg:y="5.744cm">
          <draw:text-box>
            <text:p text:style-name="P2"><text:span text:style-name="T2">n</text:span></text:p>
          </draw:text-box>
        </draw:frame>
        <draw:frame draw:style-name="gr6" draw:text-style-name="P5" draw:layer="layout" svg:width="1.905cm" svg:height="1.27cm" svg:x="17.334cm" svg:y="14.044cm">
          <draw:text-box>
            <text:p text:style-name="P2"><text:span text:style-name="T2">f</text:span></text:p>
          </draw:text-box>
        </draw:frame>
        <draw:line draw:style-name="gr1" draw:text-style-name="P1" draw:layer="layout" svg:x1="17.068cm" svg:y1="6.567cm" svg:x2="6.351cm" svg:y2="6.567cm">
          <text:p/>
        </draw:line>
        <draw:line draw:style-name="gr5" draw:text-style-name="P2" draw:layer="layout" svg:x1="8.449cm" svg:y1="6.742cm" svg:x2="8.449cm" svg:y2="9.688cm">
          <text:p/>
        </draw:line>
        <draw:frame draw:style-name="gr6" draw:text-style-name="P5" draw:layer="layout" svg:width="1.905cm" svg:height="1.27cm" svg:x="8.134cm" svg:y="7.544cm">
          <draw:text-box>
            <text:p text:style-name="P2"><text:span text:style-name="T2">h</text:span></text:p>
          </draw:text-box>
        </draw:frame>
        <draw:custom-shape draw:style-name="gr16" draw:text-style-name="P7" draw:layer="layout" svg:width="1.123cm" svg:height="0.635cm" svg:x="19.923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9.838cm" svg:y1="9.144cm" svg:x2="21.108cm" svg:y2="9.144cm">
          <text:p/>
        </draw:line>
        <draw:frame draw:style-name="gr6" draw:text-style-name="P5" draw:layer="layout" svg:width="1.905cm" svg:height="1.27cm" svg:x="21.274cm" svg:y="9.28cm">
          <draw:text-box>
            <text:p text:style-name="P2"><text:span text:style-name="T2">2r</text:span><text:span text:style-name="T3">0</text:span></text:p>
          </draw:text-box>
        </draw:frame>
        <draw:frame draw:style-name="gr6" draw:text-style-name="P5" draw:layer="layout" svg:width="1.905cm" svg:height="1.27cm" svg:x="20.375cm" svg:y="7.98cm">
          <draw:text-box>
            <text:p text:style-name="P2"><text:span text:style-name="T2">2z</text:span><text:span text:style-name="T3">0</text:span></text:p>
          </draw:text-box>
        </draw:frame>
        <draw:line draw:style-name="gr5" draw:text-style-name="P2" draw:layer="layout" svg:x1="21.39cm" svg:y1="9.49cm" svg:x2="21.39cm" svg:y2="10.354cm">
          <text:p/>
        </draw:lin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g>
          <draw:custom-shape draw:style-name="gr14" draw:text-style-name="P1" draw:layer="layout" svg:width="8.79cm" svg:height="8.79cm" draw:transform="rotate (-1.5707963267949) translate (24.17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2.7cm" svg:height="7.42cm" draw:transform="rotate (-1.5707963267949) translate (27.087cm 3.767cm)">
            <text:p/>
            <draw:enhanced-geometry svg:viewBox="0 0 21600 21600" draw:type="rectangle" draw:enhanced-path="M 0 0 L 21600 0 21600 21600 0 21600 0 0 Z N"/>
          </draw:custom-shape>
        </draw:g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17.067cm" svg:y1="13.267cm" svg:x2="17.067cm" svg:y2="6.567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frame draw:style-name="gr6" draw:text-style-name="P5" draw:layer="layout" svg:width="1.905cm" svg:height="1.27cm" svg:x="18.533cm" svg:y="5.744cm">
          <draw:text-box>
            <text:p text:style-name="P2"><text:span text:style-name="T2">n</text:span></text:p>
          </draw:text-box>
        </draw:frame>
        <draw:line draw:style-name="gr1" draw:text-style-name="P1" draw:layer="layout" svg:x1="17.068cm" svg:y1="6.567cm" svg:x2="6.351cm" svg:y2="6.567cm">
          <text:p/>
        </draw:line>
        <draw:line draw:style-name="gr5" draw:text-style-name="P2" draw:layer="layout" svg:x1="8.449cm" svg:y1="6.742cm" svg:x2="8.449cm" svg:y2="9.688cm">
          <text:p/>
        </draw:line>
        <draw:frame draw:style-name="gr6" draw:text-style-name="P5" draw:layer="layout" svg:width="1.905cm" svg:height="1.27cm" svg:x="8.134cm" svg:y="7.544cm">
          <draw:text-box>
            <text:p text:style-name="P2"><text:span text:style-name="T2">h</text:span></text:p>
          </draw:text-box>
        </draw:frame>
        <draw:custom-shape draw:style-name="gr16" draw:text-style-name="P7" draw:layer="layout" svg:width="1.123cm" svg:height="0.635cm" svg:x="19.923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.905cm" svg:height="1.27cm" svg:x="15.334cm" svg:y="8.344cm">
          <draw:text-box>
            <text:p text:style-name="P2"><text:span text:style-name="T2">%</text:span></text:p>
          </draw:text-box>
        </draw:frame>
        <draw:line draw:style-name="gr5" draw:text-style-name="P2" draw:layer="layout" svg:x1="15.37cm" svg:y1="13.845cm" svg:x2="20.45cm" svg:y2="13.845cm">
          <text:p/>
        </draw:line>
        <draw:frame draw:style-name="gr6" draw:text-style-name="P5" draw:layer="layout" svg:width="1.905cm" svg:height="1.27cm" svg:x="17.334cm" svg:y="13.949cm">
          <draw:text-box>
            <text:p text:style-name="P2"><text:span text:style-name="T2">f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g>
          <draw:custom-shape draw:style-name="gr14" draw:text-style-name="P1" draw:layer="layout" svg:width="8.79cm" svg:height="8.79cm" draw:transform="rotate (-1.5707963267949) translate (24.17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2.7cm" svg:height="7.42cm" draw:transform="rotate (-1.5707963267949) translate (24.387cm 3.767cm)">
            <text:p/>
            <draw:enhanced-geometry svg:viewBox="0 0 21600 21600" draw:type="rectangle" draw:enhanced-path="M 0 0 L 21600 0 21600 21600 0 21600 0 0 Z N"/>
          </draw:custom-shape>
        </draw:g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17.067cm" svg:y1="13.267cm" svg:x2="17.067cm" svg:y2="6.567cm">
          <text:p/>
        </draw:line>
        <draw:line draw:style-name="gr1" draw:text-style-name="P1" draw:layer="layout" svg:x1="20.467cm" svg:y1="13.267cm" svg:x2="20.467cm" svg:y2="6.567cm">
          <text:p/>
        </draw:line>
        <draw:line draw:style-name="gr1" draw:text-style-name="P1" draw:layer="layout" svg:x1="15.367cm" svg:y1="13.267cm" svg:x2="15.3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frame draw:style-name="gr3" draw:text-style-name="P5" draw:layer="layout" svg:width="2.093cm" svg:height="1.987cm" svg:x="12.645cm" svg:y="7.544cm">
          <draw:text-box>
            <text:p text:style-name="P2"><text:span text:style-name="T2">ν</text:span><text:span text:style-name="T4">r</text:span></text:p>
          </draw:text-box>
        </draw:frame>
        <draw:line draw:style-name="gr1" draw:text-style-name="P1" draw:layer="layout" svg:x1="17.068cm" svg:y1="6.567cm" svg:x2="6.351cm" svg:y2="6.567cm">
          <text:p/>
        </draw:line>
        <draw:line draw:style-name="gr5" draw:text-style-name="P2" draw:layer="layout" svg:x1="14.647cm" svg:y1="6.643cm" svg:x2="14.647cm" svg:y2="13.236cm">
          <text:p/>
        </draw:line>
        <draw:line draw:style-name="gr5" draw:text-style-name="P2" draw:layer="layout" svg:x1="15.37cm" svg:y1="5.84cm" svg:x2="17.145cm" svg:y2="5.84cm">
          <text:p/>
        </draw:line>
        <draw:frame draw:style-name="gr3" draw:text-style-name="P5" draw:layer="layout" svg:width="2.093cm" svg:height="1.987cm" svg:x="15.246cm" svg:y="4.545cm">
          <draw:text-box>
            <text:p text:style-name="P2"><text:span text:style-name="T2">ν</text:span><text:span text:style-name="T4">z</text:span></text:p>
          </draw:text-box>
        </draw:frame>
        <draw:line draw:style-name="gr5" draw:text-style-name="P2" draw:layer="layout" svg:x1="17.339cm" svg:y1="6.15cm" svg:x2="20.667cm" svg:y2="9.454cm">
          <text:p/>
        </draw:line>
        <draw:frame draw:style-name="gr3" draw:text-style-name="P5" draw:layer="layout" svg:width="2.093cm" svg:height="1.987cm" svg:x="18.246cm" svg:y="6.745cm">
          <draw:text-box>
            <text:p text:style-name="P2"><text:span text:style-name="T2">ν</text:span></text:p>
          </draw:text-box>
        </draw:frame>
        <draw:frame draw:style-name="gr6" draw:text-style-name="P5" draw:layer="layout" svg:width="1.905cm" svg:height="1.27cm" svg:x="18.535cm" svg:y="5.744cm">
          <draw:text-box>
            <text:p text:style-name="P2"><text:span text:style-name="T2">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line draw:style-name="gr1" draw:text-style-name="P1" draw:layer="layout" svg:x1="22.988cm" svg:y1="9.911cm" svg:x2="21.831cm" svg:y2="8.752cm">
          <text:p/>
        </draw:line>
        <draw:line draw:style-name="gr1" draw:text-style-name="P1" draw:layer="layout" svg:x1="22.987cm" svg:y1="9.892cm" svg:x2="21.884cm" svg:y2="10.996cm">
          <text:p/>
        </draw:line>
        <draw:g>
          <draw:line draw:style-name="gr2" draw:text-style-name="P1" draw:layer="layout" svg:x1="21.847cm" svg:y1="7.989cm" svg:x2="21.847cm" svg:y2="11.818cm">
            <text:p/>
          </draw:line>
          <draw:line draw:style-name="gr2" draw:text-style-name="P1" draw:layer="layout" svg:x1="21.847cm" svg:y1="7.99cm" svg:x2="20.565cm" svg:y2="6.706cm">
            <text:p/>
          </draw:line>
          <draw:line draw:style-name="gr2" draw:text-style-name="P1" draw:layer="layout" svg:x1="21.839cm" svg:y1="11.818cm" svg:x2="20.558cm" svg:y2="13.102cm">
            <text:p/>
          </draw:line>
          <draw:line draw:style-name="gr2" draw:text-style-name="P1" draw:layer="layout" svg:x1="16.722cm" svg:y1="6.706cm" svg:x2="20.564cm" svg:y2="6.706cm">
            <text:p/>
          </draw:line>
          <draw:line draw:style-name="gr2" draw:text-style-name="P1" draw:layer="layout" svg:x1="16.722cm" svg:y1="13.107cm" svg:x2="20.564cm" svg:y2="13.107cm">
            <text:p/>
          </draw:line>
          <draw:line draw:style-name="gr2" draw:text-style-name="P1" draw:layer="layout" svg:x1="16.736cm" svg:y1="6.71cm" svg:x2="16.736cm" svg:y2="13.106cm">
            <text:p/>
          </draw:line>
        </draw:g>
        <draw:line draw:style-name="gr1" draw:text-style-name="P1" draw:layer="layout" svg:x1="23.001cm" svg:y1="11.603cm" svg:x2="23.001cm" svg:y2="8.22cm">
          <text:p/>
        </draw:line>
        <draw:frame draw:style-name="gr17" draw:text-style-name="P3" draw:layer="layout" svg:width="1.281cm" svg:height="1.826cm" svg:x="12.411cm" svg:y="8.893cm">
          <draw:text-box>
            <text:p text:style-name="P2"><text:span text:style-name="T1">∞</text:span></text:p>
          </draw:text-box>
        </draw:frame>
        <draw:line draw:style-name="gr1" draw:text-style-name="P1" draw:layer="layout" svg:x1="16.736cm" svg:y1="8.22cm" svg:x2="9.525cm" svg:y2="8.22cm">
          <text:p/>
        </draw:line>
        <draw:line draw:style-name="gr1" draw:text-style-name="P1" draw:layer="layout" svg:x1="16.736cm" svg:y1="11.603cm" svg:x2="9.525cm" svg:y2="11.603cm">
          <text:p/>
        </draw:line>
        <draw:custom-shape draw:style-name="gr18" draw:text-style-name="P1" draw:layer="layout" svg:width="1.735cm" svg:height="6.985cm" svg:x="7.784cm" svg:y="6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36cm" svg:y1="8.22cm" svg:x2="3.175cm" svg:y2="9.92cm">
          <text:p/>
        </draw:line>
        <draw:line draw:style-name="gr1" draw:text-style-name="P1" draw:layer="layout" svg:x1="7.62cm" svg:y1="11.53cm" svg:x2="3.175cm" svg:y2="9.92cm">
          <text:p/>
        </draw:line>
        <draw:line draw:style-name="gr1" draw:text-style-name="P1" draw:layer="layout" svg:x1="3.201cm" svg:y1="11.604cm" svg:x2="3.201cm" svg:y2="8.221cm">
          <text:p/>
        </draw:line>
        <draw:line draw:style-name="gr5" draw:text-style-name="P2" draw:layer="layout" svg:x1="3.175cm" svg:y1="13.845cm" svg:x2="8.75cm" svg:y2="13.845cm">
          <text:p/>
        </draw:line>
        <draw:frame draw:style-name="gr6" draw:text-style-name="P5" draw:layer="layout" svg:width="1.905cm" svg:height="1.27cm" svg:x="4.935cm" svg:y="13.949cm">
          <draw:text-box>
            <text:p text:style-name="P2"><text:span text:style-name="T2">f</text:span></text:p>
          </draw:text-box>
        </draw:frame>
        <draw:line draw:style-name="gr5" draw:text-style-name="P2" draw:layer="layout" svg:x1="2.539cm" svg:y1="11.711cm" svg:x2="2.539cm" svg:y2="8.155cm">
          <text:p/>
        </draw:line>
        <draw:line draw:style-name="gr5" draw:text-style-name="P2" draw:layer="layout" svg:x1="10.039cm" svg:y1="13.035cm" svg:x2="10.039cm" svg:y2="6.685cm">
          <text:p/>
        </draw:line>
        <draw:frame draw:style-name="gr11" draw:text-style-name="P5" draw:layer="layout" svg:width="2.239cm" svg:height="1.445cm" svg:x="0.337cm" svg:y="9.35cm">
          <draw:text-box>
            <text:p text:style-name="P2"><text:span text:style-name="T2">FN</text:span></text:p>
          </draw:text-box>
        </draw:frame>
        <draw:frame draw:style-name="gr11" draw:text-style-name="P5" draw:layer="layout" svg:width="2.239cm" svg:height="1.445cm" svg:x="10.038cm" svg:y="9.351cm">
          <draw:text-box>
            <text:p text:style-name="P2"><text:span text:style-name="T2">EPD</text:span></text:p>
          </draw:text-box>
        </draw:frame>
        <draw:line draw:style-name="gr5" draw:text-style-name="P2" draw:layer="layout" svg:x1="16.139cm" svg:y1="11.505cm" svg:x2="16.139cm" svg:y2="8.355cm">
          <text:p/>
        </draw:line>
        <draw:frame draw:style-name="gr11" draw:text-style-name="P5" draw:layer="layout" svg:width="2.239cm" svg:height="1.445cm" svg:x="14.039cm" svg:y="9.352cm">
          <draw:text-box>
            <text:p text:style-name="P2"><text:span text:style-name="T2">D</text:span><text:span text:style-name="T3">BFP</text:span></text:p>
          </draw:text-box>
        </draw:frame>
        <draw:line draw:style-name="gr5" draw:text-style-name="P2" draw:layer="layout" svg:x1="23.539cm" svg:y1="10.711cm" svg:x2="23.539cm" svg:y2="9.16cm">
          <text:p/>
        </draw:line>
        <draw:frame draw:style-name="gr11" draw:text-style-name="P5" draw:layer="layout" svg:width="2.239cm" svg:height="1.445cm" svg:x="23.638cm" svg:y="9.351cm">
          <draw:text-box>
            <text:p text:style-name="P2"><text:span text:style-name="T2">FOV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line draw:style-name="gr1" draw:text-style-name="P1" draw:layer="layout" svg:x1="22.988cm" svg:y1="9.911cm" svg:x2="21.831cm" svg:y2="8.752cm">
          <text:p/>
        </draw:line>
        <draw:line draw:style-name="gr1" draw:text-style-name="P1" draw:layer="layout" svg:x1="22.987cm" svg:y1="9.892cm" svg:x2="21.884cm" svg:y2="10.996cm">
          <text:p/>
        </draw:line>
        <draw:g>
          <draw:line draw:style-name="gr2" draw:text-style-name="P1" draw:layer="layout" svg:x1="21.847cm" svg:y1="7.989cm" svg:x2="21.847cm" svg:y2="11.818cm">
            <text:p/>
          </draw:line>
          <draw:line draw:style-name="gr2" draw:text-style-name="P1" draw:layer="layout" svg:x1="21.847cm" svg:y1="7.99cm" svg:x2="20.565cm" svg:y2="6.706cm">
            <text:p/>
          </draw:line>
          <draw:line draw:style-name="gr2" draw:text-style-name="P1" draw:layer="layout" svg:x1="21.839cm" svg:y1="11.818cm" svg:x2="20.558cm" svg:y2="13.102cm">
            <text:p/>
          </draw:line>
          <draw:line draw:style-name="gr2" draw:text-style-name="P1" draw:layer="layout" svg:x1="16.722cm" svg:y1="6.706cm" svg:x2="20.564cm" svg:y2="6.706cm">
            <text:p/>
          </draw:line>
          <draw:line draw:style-name="gr2" draw:text-style-name="P1" draw:layer="layout" svg:x1="16.722cm" svg:y1="13.107cm" svg:x2="20.564cm" svg:y2="13.107cm">
            <text:p/>
          </draw:line>
          <draw:line draw:style-name="gr2" draw:text-style-name="P1" draw:layer="layout" svg:x1="16.736cm" svg:y1="6.71cm" svg:x2="16.736cm" svg:y2="13.106cm">
            <text:p/>
          </draw:line>
        </draw:g>
        <draw:line draw:style-name="gr1" draw:text-style-name="P1" draw:layer="layout" svg:x1="23.001cm" svg:y1="11.603cm" svg:x2="23.001cm" svg:y2="8.22cm">
          <text:p/>
        </draw:line>
        <draw:frame draw:style-name="gr17" draw:text-style-name="P3" draw:layer="layout" svg:width="1.281cm" svg:height="1.826cm" svg:x="12.411cm" svg:y="8.893cm">
          <draw:text-box>
            <text:p text:style-name="P2"><text:span text:style-name="T1">∞</text:span></text:p>
          </draw:text-box>
        </draw:frame>
        <draw:line draw:style-name="gr1" draw:text-style-name="P1" draw:layer="layout" svg:x1="16.736cm" svg:y1="8.22cm" svg:x2="9.525cm" svg:y2="8.22cm">
          <text:p/>
        </draw:line>
        <draw:line draw:style-name="gr1" draw:text-style-name="P1" draw:layer="layout" svg:x1="16.736cm" svg:y1="11.603cm" svg:x2="9.525cm" svg:y2="11.603cm">
          <text:p/>
        </draw:line>
        <draw:custom-shape draw:style-name="gr18" draw:text-style-name="P1" draw:layer="layout" svg:width="1.735cm" svg:height="6.985cm" svg:x="7.784cm" svg:y="6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36cm" svg:y1="8.22cm" svg:x2="3.175cm" svg:y2="9.92cm">
          <text:p/>
        </draw:line>
        <draw:line draw:style-name="gr1" draw:text-style-name="P1" draw:layer="layout" svg:x1="7.62cm" svg:y1="11.53cm" svg:x2="3.175cm" svg:y2="9.92cm">
          <text:p/>
        </draw:line>
        <draw:line draw:style-name="gr1" draw:text-style-name="P1" draw:layer="layout" svg:x1="3.201cm" svg:y1="11.604cm" svg:x2="3.201cm" svg:y2="8.221cm">
          <text:p/>
        </draw:line>
        <draw:line draw:style-name="gr5" draw:text-style-name="P2" draw:layer="layout" svg:x1="2.639cm" svg:y1="11.96cm" svg:x2="2.639cm" svg:y2="9.955cm">
          <text:p/>
        </draw:line>
        <draw:line draw:style-name="gr5" draw:text-style-name="P2" draw:layer="layout" svg:x1="23.539cm" svg:y1="9.96cm" svg:x2="23.539cm" svg:y2="8.96cm">
          <text:p/>
        </draw:line>
        <draw:frame draw:style-name="gr19" draw:text-style-name="P5" draw:layer="layout" svg:width="1.162cm" svg:height="1.744cm" svg:x="23.738cm" svg:y="8.851cm">
          <draw:text-box>
            <text:p text:style-name="P2"><text:span text:style-name="T2">y</text:span><text:span text:style-name="T3">o</text:span></text:p>
          </draw:text-box>
        </draw:frame>
        <draw:frame draw:style-name="gr11" draw:text-style-name="P5" draw:layer="layout" svg:width="2.239cm" svg:height="1.445cm" svg:x="12.065cm" svg:y="4.875cm">
          <draw:text-box>
            <text:p text:style-name="P2"><text:span text:style-name="T2">M</text:span><text:span text:style-name="T3">T</text:span></text:p>
          </draw:text-box>
        </draw:frame>
        <draw:custom-shape draw:style-name="gr20" draw:text-style-name="P1" draw:layer="layout" svg:width="14.732cm" svg:height="7.62cm" svg:x="7.468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.175cm" svg:height="1.987cm" svg:x="1.601cm" svg:y="6.751cm">
          <draw:text-box>
            <text:p text:style-name="P2"><text:span text:style-name="T2">Image</text:span></text:p>
          </draw:text-box>
        </draw:frame>
        <draw:frame draw:style-name="gr3" draw:text-style-name="P5" draw:layer="layout" svg:width="3.032cm" svg:height="1.987cm" svg:x="22.138cm" svg:y="6.752cm">
          <draw:text-box>
            <text:p text:style-name="P2"><text:span text:style-name="T2">Object</text:span></text:p>
          </draw:text-box>
        </draw:frame>
        <draw:frame draw:style-name="gr3" draw:text-style-name="P5" draw:layer="layout" svg:width="1.865cm" svg:height="1.987cm" svg:x="0.935cm" svg:y="10.251cm">
          <draw:text-box>
            <text:p text:style-name="P2"><text:span text:style-name="T2">-y</text:span><text:span text:style-name="T3">i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line draw:style-name="gr1" draw:text-style-name="P1" draw:layer="layout" svg:x1="22.988cm" svg:y1="9.911cm" svg:x2="21.831cm" svg:y2="8.752cm">
          <text:p/>
        </draw:line>
        <draw:line draw:style-name="gr1" draw:text-style-name="P1" draw:layer="layout" svg:x1="22.987cm" svg:y1="9.892cm" svg:x2="21.884cm" svg:y2="10.996cm">
          <text:p/>
        </draw:line>
        <draw:g>
          <draw:line draw:style-name="gr2" draw:text-style-name="P1" draw:layer="layout" svg:x1="21.847cm" svg:y1="7.989cm" svg:x2="21.847cm" svg:y2="11.818cm">
            <text:p/>
          </draw:line>
          <draw:line draw:style-name="gr2" draw:text-style-name="P1" draw:layer="layout" svg:x1="21.847cm" svg:y1="7.99cm" svg:x2="20.565cm" svg:y2="6.706cm">
            <text:p/>
          </draw:line>
          <draw:line draw:style-name="gr2" draw:text-style-name="P1" draw:layer="layout" svg:x1="21.839cm" svg:y1="11.818cm" svg:x2="20.558cm" svg:y2="13.102cm">
            <text:p/>
          </draw:line>
          <draw:line draw:style-name="gr2" draw:text-style-name="P1" draw:layer="layout" svg:x1="16.722cm" svg:y1="6.706cm" svg:x2="20.564cm" svg:y2="6.706cm">
            <text:p/>
          </draw:line>
          <draw:line draw:style-name="gr2" draw:text-style-name="P1" draw:layer="layout" svg:x1="16.722cm" svg:y1="13.107cm" svg:x2="20.564cm" svg:y2="13.107cm">
            <text:p/>
          </draw:line>
          <draw:line draw:style-name="gr2" draw:text-style-name="P1" draw:layer="layout" svg:x1="16.736cm" svg:y1="6.71cm" svg:x2="16.736cm" svg:y2="13.106cm">
            <text:p/>
          </draw:line>
        </draw:g>
        <draw:line draw:style-name="gr1" draw:text-style-name="P1" draw:layer="layout" svg:x1="23.001cm" svg:y1="11.603cm" svg:x2="23.001cm" svg:y2="8.22cm">
          <text:p/>
        </draw:line>
        <draw:frame draw:style-name="gr17" draw:text-style-name="P3" draw:layer="layout" svg:width="1.281cm" svg:height="1.826cm" svg:x="12.411cm" svg:y="8.893cm">
          <draw:text-box>
            <text:p text:style-name="P2"><text:span text:style-name="T1">∞</text:span></text:p>
          </draw:text-box>
        </draw:frame>
        <draw:line draw:style-name="gr1" draw:text-style-name="P1" draw:layer="layout" svg:x1="16.736cm" svg:y1="8.22cm" svg:x2="9.525cm" svg:y2="8.22cm">
          <text:p/>
        </draw:line>
        <draw:line draw:style-name="gr1" draw:text-style-name="P1" draw:layer="layout" svg:x1="16.736cm" svg:y1="11.603cm" svg:x2="9.525cm" svg:y2="11.603cm">
          <text:p/>
        </draw:line>
        <draw:custom-shape draw:style-name="gr18" draw:text-style-name="P1" draw:layer="layout" svg:width="1.735cm" svg:height="6.985cm" svg:x="7.784cm" svg:y="6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36cm" svg:y1="8.22cm" svg:x2="3.175cm" svg:y2="9.92cm">
          <text:p/>
        </draw:line>
        <draw:line draw:style-name="gr1" draw:text-style-name="P1" draw:layer="layout" svg:x1="7.62cm" svg:y1="11.53cm" svg:x2="3.175cm" svg:y2="9.92cm">
          <text:p/>
        </draw:line>
        <draw:line draw:style-name="gr1" draw:text-style-name="P1" draw:layer="layout" svg:x1="3.201cm" svg:y1="11.604cm" svg:x2="3.201cm" svg:y2="8.221cm">
          <text:p/>
        </draw:line>
        <draw:line draw:style-name="gr5" draw:text-style-name="P2" draw:layer="layout" svg:x1="2.539cm" svg:y1="11.711cm" svg:x2="2.539cm" svg:y2="8.155cm">
          <text:p/>
        </draw:line>
        <draw:frame draw:style-name="gr11" draw:text-style-name="P5" draw:layer="layout" svg:width="2.239cm" svg:height="1.445cm" svg:x="0.337cm" svg:y="9.35cm">
          <draw:text-box>
            <text:p text:style-name="P2"><text:span text:style-name="T2">FN</text:span></text:p>
          </draw:text-box>
        </draw:frame>
        <draw:line draw:style-name="gr5" draw:text-style-name="P2" draw:layer="layout" svg:x1="23.539cm" svg:y1="10.711cm" svg:x2="23.539cm" svg:y2="9.16cm">
          <text:p/>
        </draw:line>
        <draw:frame draw:style-name="gr11" draw:text-style-name="P5" draw:layer="layout" svg:width="2.239cm" svg:height="1.445cm" svg:x="23.638cm" svg:y="9.351cm">
          <draw:text-box>
            <text:p text:style-name="P2"><text:span text:style-name="T2">FOV</text:span></text:p>
          </draw:text-box>
        </draw:frame>
        <draw:frame draw:style-name="gr11" draw:text-style-name="P5" draw:layer="layout" svg:width="2.239cm" svg:height="1.445cm" svg:x="12.065cm" svg:y="4.889cm">
          <draw:text-box>
            <text:p text:style-name="P2"><text:span text:style-name="T2">M</text:span><text:span text:style-name="T3">T</text:span></text:p>
          </draw:text-box>
        </draw:frame>
        <draw:custom-shape draw:style-name="gr20" draw:text-style-name="P1" draw:layer="layout" svg:width="14.732cm" svg:height="7.62cm" svg:x="7.468cm" svg:y="6.1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line draw:style-name="gr1" draw:text-style-name="P1" draw:layer="layout" svg:x1="22.988cm" svg:y1="9.911cm" svg:x2="21.831cm" svg:y2="8.752cm">
          <text:p/>
        </draw:line>
        <draw:line draw:style-name="gr1" draw:text-style-name="P1" draw:layer="layout" svg:x1="22.987cm" svg:y1="9.892cm" svg:x2="21.884cm" svg:y2="10.996cm">
          <text:p/>
        </draw:line>
        <draw:g>
          <draw:line draw:style-name="gr2" draw:text-style-name="P1" draw:layer="layout" svg:x1="21.847cm" svg:y1="7.989cm" svg:x2="21.847cm" svg:y2="11.818cm">
            <text:p/>
          </draw:line>
          <draw:line draw:style-name="gr2" draw:text-style-name="P1" draw:layer="layout" svg:x1="21.847cm" svg:y1="7.99cm" svg:x2="20.565cm" svg:y2="6.706cm">
            <text:p/>
          </draw:line>
          <draw:line draw:style-name="gr2" draw:text-style-name="P1" draw:layer="layout" svg:x1="21.839cm" svg:y1="11.818cm" svg:x2="20.558cm" svg:y2="13.102cm">
            <text:p/>
          </draw:line>
          <draw:line draw:style-name="gr2" draw:text-style-name="P1" draw:layer="layout" svg:x1="16.722cm" svg:y1="6.706cm" svg:x2="20.564cm" svg:y2="6.706cm">
            <text:p/>
          </draw:line>
          <draw:line draw:style-name="gr2" draw:text-style-name="P1" draw:layer="layout" svg:x1="16.722cm" svg:y1="13.107cm" svg:x2="20.564cm" svg:y2="13.107cm">
            <text:p/>
          </draw:line>
          <draw:line draw:style-name="gr2" draw:text-style-name="P1" draw:layer="layout" svg:x1="16.736cm" svg:y1="6.71cm" svg:x2="16.736cm" svg:y2="13.106cm">
            <text:p/>
          </draw:line>
        </draw:g>
        <draw:line draw:style-name="gr1" draw:text-style-name="P1" draw:layer="layout" svg:x1="23.001cm" svg:y1="11.603cm" svg:x2="23.001cm" svg:y2="8.22cm">
          <text:p/>
        </draw:line>
        <draw:frame draw:style-name="gr17" draw:text-style-name="P3" draw:layer="layout" svg:width="1.281cm" svg:height="1.826cm" svg:x="12.411cm" svg:y="8.893cm">
          <draw:text-box>
            <text:p text:style-name="P2"><text:span text:style-name="T1">∞</text:span></text:p>
          </draw:text-box>
        </draw:frame>
        <draw:line draw:style-name="gr1" draw:text-style-name="P1" draw:layer="layout" svg:x1="16.736cm" svg:y1="8.22cm" svg:x2="9.525cm" svg:y2="8.22cm">
          <text:p/>
        </draw:line>
        <draw:line draw:style-name="gr1" draw:text-style-name="P1" draw:layer="layout" svg:x1="16.736cm" svg:y1="11.603cm" svg:x2="9.525cm" svg:y2="11.603cm">
          <text:p/>
        </draw:line>
        <draw:custom-shape draw:style-name="gr18" draw:text-style-name="P1" draw:layer="layout" svg:width="1.735cm" svg:height="6.985cm" svg:x="7.784cm" svg:y="6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36cm" svg:y1="8.22cm" svg:x2="3.175cm" svg:y2="9.92cm">
          <text:p/>
        </draw:line>
        <draw:line draw:style-name="gr1" draw:text-style-name="P1" draw:layer="layout" svg:x1="7.62cm" svg:y1="11.53cm" svg:x2="3.175cm" svg:y2="9.92cm">
          <text:p/>
        </draw:line>
        <draw:line draw:style-name="gr1" draw:text-style-name="P1" draw:layer="layout" svg:x1="3.201cm" svg:y1="11.604cm" svg:x2="3.201cm" svg:y2="8.221cm">
          <text:p/>
        </draw:line>
        <draw:line draw:style-name="gr5" draw:text-style-name="P2" draw:layer="layout" svg:x1="20.32cm" svg:y1="14.145cm" svg:x2="22.95cm" svg:y2="14.145cm">
          <text:p/>
        </draw:line>
        <draw:frame draw:style-name="gr6" draw:text-style-name="P5" draw:layer="layout" svg:width="1.905cm" svg:height="1.27cm" svg:x="20.634cm" svg:y="14.249cm">
          <draw:text-box>
            <text:p text:style-name="P2"><text:span text:style-name="T2">f</text:span><text:span text:style-name="T3">obj</text:span></text:p>
          </draw:text-box>
        </draw:frame>
        <draw:line draw:style-name="gr5" draw:text-style-name="P2" draw:layer="layout" svg:x1="3.175cm" svg:y1="14.145cm" svg:x2="8.75cm" svg:y2="14.145cm">
          <text:p/>
        </draw:line>
        <draw:frame draw:style-name="gr6" draw:text-style-name="P5" draw:layer="layout" svg:width="1.905cm" svg:height="1.27cm" svg:x="4.935cm" svg:y="14.249cm">
          <draw:text-box>
            <text:p text:style-name="P2"><text:span text:style-name="T2">f</text:span><text:span text:style-name="T3">tl</text:span></text:p>
          </draw:text-box>
        </draw:frame>
        <draw:frame draw:style-name="gr11" draw:text-style-name="P5" draw:layer="layout" svg:width="2.239cm" svg:height="1.445cm" svg:x="12.065cm" svg:y="4.889cm">
          <draw:text-box>
            <text:p text:style-name="P2"><text:span text:style-name="T2">M</text:span><text:span text:style-name="T3">T</text:span></text:p>
          </draw:text-box>
        </draw:frame>
        <draw:custom-shape draw:style-name="gr20" draw:text-style-name="P1" draw:layer="layout" svg:width="14.732cm" svg:height="7.62cm" svg:x="7.468cm" svg:y="6.1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2T10:56:46.456000000</meta:creation-date>
    <dc:date>2022-09-26T13:41:49.616000000</dc:date>
    <meta:editing-duration>P3DT5H19M1S</meta:editing-duration>
    <meta:editing-cycles>93</meta:editing-cycles>
    <meta:generator>LibreOffice/7.0.5.2$Windows_X86_64 LibreOffice_project/64390860c6cd0aca4beafafcfd84613dd9dfb63a</meta:generator>
    <meta:document-statistic meta:object-count="513"/>
  </office:meta>
</office:document-meta>
</file>